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5.3347in" table:align="left"/>
    </style:style>
    <style:style style:name="Table1.A" style:family="table-column">
      <style:table-column-properties style:column-width="1.9569in"/>
    </style:style>
    <style:style style:name="Table1.B" style:family="table-column">
      <style:table-column-properties style:column-width="3.3778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6965in" table:align="left"/>
    </style:style>
    <style:style style:name="Table2.A" style:family="table-column">
      <style:table-column-properties style:column-width="0.4819in"/>
    </style:style>
    <style:style style:name="Table2.B" style:family="table-column">
      <style:table-column-properties style:column-width="1.2035in"/>
    </style:style>
    <style:style style:name="Table2.C" style:family="table-column">
      <style:table-column-properties style:column-width="4.0111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 style:list-style-name="L2"/>
    <style:style style:name="P3" style:family="paragraph" style:parent-style-name="Preformatted_20_Text" style:list-style-name="L2">
      <style:paragraph-properties fo:margin-top="0in" fo:margin-bottom="0.1965in" loext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/>File Handling in PHP</text:h>
      <text:h text:style-name="Heading_20_3" text:outline-level="3">Topics: Open, Read, Write, Append Files</text:h>
      <text:p text:style-name="Horizontal_20_Line"/>
      <text:h text:style-name="Heading_20_2" text:outline-level="2">🧾 1. Definition </text:h>
      <text:p text:style-name="Text_20_body"><text:span text:style-name="Strong_20_Emphasis">File Handling</text:span> in PHP allows you to <text:span text:style-name="Strong_20_Emphasis">store, retrieve, and modify data</text:span> permanently on the server.<text:line-break/>It is used to work with text files, logs, configuration files, or any data that must stay saved even after program execution.</text:p>
      <text:h text:style-name="Heading_20_3" text:outline-level="3">🔹 Importance:</text:h>
      <text:list xml:id="list953708856" text:style-name="L1">
        <text:list-item>
          <text:p text:style-name="P4">Provides <text:span text:style-name="Strong_20_Emphasis">permanent data storage</text:span> (unlike variables).</text:p>
        </text:list-item>
        <text:list-item>
          <text:p text:style-name="P4">Commonly used for <text:span text:style-name="Strong_20_Emphasis">logging</text:span>, <text:span text:style-name="Strong_20_Emphasis">saving form data</text:span>, <text:span text:style-name="Strong_20_Emphasis">generating reports</text:span>, or <text:span text:style-name="Strong_20_Emphasis">data exchange</text:span>.</text:p>
        </text:list-item>
        <text:list-item>
          <text:p text:style-name="P4">Enables PHP to <text:span text:style-name="Strong_20_Emphasis">interact with files</text:span> dynamically for read/write operations.</text:p>
        </text:list-item>
      </text:list>
      <text:p text:style-name="Horizontal_20_Line"/>
      <text:h text:style-name="Heading_20_2" text:outline-level="2">⚙️ 2. PHP File Handling Function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Function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fopen()</text:span></text:p>
          </table:table-cell>
          <table:table-cell table:style-name="Table1.A1" office:value-type="string">
            <text:p text:style-name="Table_20_Contents">Opens a file and returns a file handle (resource).</text:p>
          </table:table-cell>
        </table:table-row>
        <table:table-row>
          <table:table-cell table:style-name="Table1.A1" office:value-type="string">
            <text:p text:style-name="Table_20_Contents"><text:span text:style-name="Source_20_Text">fclose()</text:span></text:p>
          </table:table-cell>
          <table:table-cell table:style-name="Table1.A1" office:value-type="string">
            <text:p text:style-name="Table_20_Contents">Closes an open file.</text:p>
          </table:table-cell>
        </table:table-row>
        <table:table-row>
          <table:table-cell table:style-name="Table1.A1" office:value-type="string">
            <text:p text:style-name="Table_20_Contents"><text:span text:style-name="Source_20_Text">fread()</text:span></text:p>
          </table:table-cell>
          <table:table-cell table:style-name="Table1.A1" office:value-type="string">
            <text:p text:style-name="Table_20_Contents">Reads file data.</text:p>
          </table:table-cell>
        </table:table-row>
        <table:table-row>
          <table:table-cell table:style-name="Table1.A1" office:value-type="string">
            <text:p text:style-name="Table_20_Contents"><text:span text:style-name="Source_20_Text">fgets()</text:span></text:p>
          </table:table-cell>
          <table:table-cell table:style-name="Table1.A1" office:value-type="string">
            <text:p text:style-name="Table_20_Contents">Reads one line at a time.</text:p>
          </table:table-cell>
        </table:table-row>
        <table:table-row>
          <table:table-cell table:style-name="Table1.A1" office:value-type="string">
            <text:p text:style-name="Table_20_Contents"><text:span text:style-name="Source_20_Text">fwrite()</text:span></text:p>
          </table:table-cell>
          <table:table-cell table:style-name="Table1.A1" office:value-type="string">
            <text:p text:style-name="Table_20_Contents">Writes data to a file.</text:p>
          </table:table-cell>
        </table:table-row>
        <table:table-row>
          <table:table-cell table:style-name="Table1.A1" office:value-type="string">
            <text:p text:style-name="Table_20_Contents"><text:span text:style-name="Source_20_Text">file_put_contents()</text:span></text:p>
          </table:table-cell>
          <table:table-cell table:style-name="Table1.A1" office:value-type="string">
            <text:p text:style-name="Table_20_Contents">Writes data to a file (can append using a flag).</text:p>
          </table:table-cell>
        </table:table-row>
        <table:table-row>
          <table:table-cell table:style-name="Table1.A1" office:value-type="string">
            <text:p text:style-name="Table_20_Contents"><text:span text:style-name="Source_20_Text">feof()</text:span></text:p>
          </table:table-cell>
          <table:table-cell table:style-name="Table1.A1" office:value-type="string">
            <text:p text:style-name="Table_20_Contents">Checks if the end of the file is reached.</text:p>
          </table:table-cell>
        </table:table-row>
        <table:table-row>
          <table:table-cell table:style-name="Table1.A1" office:value-type="string">
            <text:p text:style-name="Table_20_Contents"><text:span text:style-name="Source_20_Text">flock()</text:span></text:p>
          </table:table-cell>
          <table:table-cell table:style-name="Table1.A1" office:value-type="string">
            <text:p text:style-name="Table_20_Contents">Locks a file to prevent simultaneous write issues.</text:p>
          </table:table-cell>
        </table:table-row>
      </table:table>
      <text:p text:style-name="Horizontal_20_Line"/>
      <text:h text:style-name="Heading_20_2" text:outline-level="2">📂 3. File Open Modes in PHP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Mode</text:p>
            </table:table-cell>
            <table:table-cell table:style-name="Table2.A1" office:value-type="string">
              <text:p text:style-name="Table_20_Heading">Meaning</text:p>
            </table:table-cell>
            <table:table-cell table:style-name="Table2.A1" office:value-type="string">
              <text:p text:style-name="Table_20_Heading">Behavior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'r'</text:span></text:p>
          </table:table-cell>
          <table:table-cell table:style-name="Table2.A1" office:value-type="string">
            <text:p text:style-name="Table_20_Contents">Read</text:p>
          </table:table-cell>
          <table:table-cell table:style-name="Table2.A1" office:value-type="string">
            <text:p text:style-name="Table_20_Contents">Opens file for reading; must exist.</text:p>
          </table:table-cell>
        </table:table-row>
        <table:table-row>
          <table:table-cell table:style-name="Table2.A1" office:value-type="string">
            <text:p text:style-name="Table_20_Contents"><text:span text:style-name="Source_20_Text">'r+'</text:span></text:p>
          </table:table-cell>
          <table:table-cell table:style-name="Table2.A1" office:value-type="string">
            <text:p text:style-name="Table_20_Contents">Read + Write</text:p>
          </table:table-cell>
          <table:table-cell table:style-name="Table2.A1" office:value-type="string">
            <text:p text:style-name="Table_20_Contents">Opens file for both read/write; must exist.</text:p>
          </table:table-cell>
        </table:table-row>
        <table:table-row>
          <table:table-cell table:style-name="Table2.A1" office:value-type="string">
            <text:p text:style-name="Table_20_Contents"><text:span text:style-name="Source_20_Text">'w'</text:span></text:p>
          </table:table-cell>
          <table:table-cell table:style-name="Table2.A1" office:value-type="string">
            <text:p text:style-name="Table_20_Contents">Write</text:p>
          </table:table-cell>
          <table:table-cell table:style-name="Table2.A1" office:value-type="string">
            <text:p text:style-name="Table_20_Contents">Opens for writing; creates a new file or clears existing file.</text:p>
          </table:table-cell>
        </table:table-row>
        <table:table-row>
          <table:table-cell table:style-name="Table2.A1" office:value-type="string">
            <text:p text:style-name="Table_20_Contents"><text:span text:style-name="Source_20_Text">'w+'</text:span></text:p>
          </table:table-cell>
          <table:table-cell table:style-name="Table2.A1" office:value-type="string">
            <text:p text:style-name="Table_20_Contents">Read + Write</text:p>
          </table:table-cell>
          <table:table-cell table:style-name="Table2.A1" office:value-type="string">
            <text:p text:style-name="Table_20_Contents">Opens for reading/writing; truncates existing file.</text:p>
          </table:table-cell>
        </table:table-row>
        <table:table-row>
          <table:table-cell table:style-name="Table2.A1" office:value-type="string">
            <text:p text:style-name="Table_20_Contents"><text:span text:style-name="Source_20_Text">'a'</text:span></text:p>
          </table:table-cell>
          <table:table-cell table:style-name="Table2.A1" office:value-type="string">
            <text:p text:style-name="Table_20_Contents">Append</text:p>
          </table:table-cell>
          <table:table-cell table:style-name="Table2.A1" office:value-type="string">
            <text:p text:style-name="Table_20_Contents">Opens for writing; creates if not exist; writes at end.</text:p>
          </table:table-cell>
        </table:table-row>
        <table:table-row>
          <table:table-cell table:style-name="Table2.A1" office:value-type="string">
            <text:p text:style-name="Table_20_Contents"><text:span text:style-name="Source_20_Text">'a+'</text:span></text:p>
          </table:table-cell>
          <table:table-cell table:style-name="Table2.A1" office:value-type="string">
            <text:p text:style-name="Table_20_Contents">Read + Append</text:p>
          </table:table-cell>
          <table:table-cell table:style-name="Table2.A1" office:value-type="string">
            <text:p text:style-name="Table_20_Contents">Opens for reading/writing; writes at end.</text:p>
          </table:table-cell>
        </table:table-row>
        <text:soft-page-break/>
        <table:table-row>
          <table:table-cell table:style-name="Table2.A1" office:value-type="string">
            <text:p text:style-name="Table_20_Contents"><text:span text:style-name="Source_20_Text">'x'</text:span></text:p>
          </table:table-cell>
          <table:table-cell table:style-name="Table2.A1" office:value-type="string">
            <text:p text:style-name="Table_20_Contents">Exclusive Create</text:p>
          </table:table-cell>
          <table:table-cell table:style-name="Table2.A1" office:value-type="string">
            <text:p text:style-name="Table_20_Contents">Creates a new file; fails if file already exists.</text:p>
          </table:table-cell>
        </table:table-row>
        <table:table-row>
          <table:table-cell table:style-name="Table2.A1" office:value-type="string">
            <text:p text:style-name="Table_20_Contents"><text:span text:style-name="Source_20_Text">'b'</text:span></text:p>
          </table:table-cell>
          <table:table-cell table:style-name="Table2.A1" office:value-type="string">
            <text:p text:style-name="Table_20_Contents">Binary</text:p>
          </table:table-cell>
          <table:table-cell table:style-name="Table2.A1" office:value-type="string">
            <text:p text:style-name="Table_20_Contents">Used for binary files (images, etc.).</text:p>
          </table:table-cell>
        </table:table-row>
      </table:table>
      <text:p text:style-name="Horizontal_20_Line"/>
      <text:h text:style-name="Heading_20_2" text:outline-level="2">🧩 4. Examples with Line-by-Line Explanation</text:h>
      <text:p text:style-name="Horizontal_20_Line"/>
      <text:h text:style-name="Heading_20_3" text:outline-level="3">✅ Example 1 — Reading Line-by-Line (for large files)</text:h>
      <text:p text:style-name="Preformatted_20_Text"><text:span text:style-name="Source_20_Text">&lt;?php</text:span></text:p>
      <text:p text:style-name="Preformatted_20_Text"><text:span text:style-name="Source_20_Text">$filename = "data.txt";</text:span></text:p>
      <text:p text:style-name="Preformatted_20_Text"><text:span text:style-name="Source_20_Text">$handle = fopen($filename, "r"); <text:s/>// 1</text:span></text:p>
      <text:p text:style-name="Preformatted_20_Text"/>
      <text:p text:style-name="Preformatted_20_Text"><text:span text:style-name="Source_20_Text">if ($handle) { <text:s text:c="19"/>// 2</text:span></text:p>
      <text:p text:style-name="Preformatted_20_Text"><text:span text:style-name="Source_20_Text"><text:s text:c="4"/>while (!feof($handle)) { <text:s text:c="5"/>// 3</text:span></text:p>
      <text:p text:style-name="Preformatted_20_Text"><text:span text:style-name="Source_20_Text"><text:s text:c="8"/>$line = fgets($handle); <text:s text:c="2"/>// 4</text:span></text:p>
      <text:p text:style-name="Preformatted_20_Text"><text:span text:style-name="Source_20_Text"><text:s text:c="8"/>echo $line . "&lt;br&gt;"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fclose($handle); <text:s text:c="13"/>// 5</text:span></text:p>
      <text:p text:style-name="Preformatted_20_Text"><text:span text:style-name="Source_20_Text">} else {</text:span></text:p>
      <text:p text:style-name="Preformatted_20_Text"><text:span text:style-name="Source_20_Text"><text:s text:c="4"/>echo "Unable to open file.";</text:span></text:p>
      <text:p text:style-name="Preformatted_20_Text"><text:span text:style-name="Source_20_Text">}</text:span></text:p>
      <text:p text:style-name="P1"><text:span text:style-name="Source_20_Text">?&gt;</text:span></text:p>
      <text:p text:style-name="Text_20_body"><text:span text:style-name="Strong_20_Emphasis"/></text:p>
      <text:p text:style-name="Horizontal_20_Line"/>
      <text:h text:style-name="Heading_20_3" text:outline-level="3">✅ Example 2 — Writing to a File (Overwrite Mode)</text:h>
      <text:p text:style-name="Preformatted_20_Text"><text:span text:style-name="Source_20_Text">&lt;?php</text:span></text:p>
      <text:p text:style-name="Preformatted_20_Text"><text:span text:style-name="Source_20_Text">$filename = "output.txt";</text:span></text:p>
      <text:p text:style-name="Preformatted_20_Text"><text:span text:style-name="Source_20_Text">$data = "This text replaces all old content.";</text:span></text:p>
      <text:p text:style-name="Preformatted_20_Text"/>
      <text:p text:style-name="Preformatted_20_Text"><text:span text:style-name="Source_20_Text">$handle = fopen($filename, "w"); <text:s/>// Opens for writing</text:span></text:p>
      <text:p text:style-name="Preformatted_20_Text"><text:span text:style-name="Source_20_Text">fwrite($handle, $data); <text:s text:c="10"/>// Writes new content</text:span></text:p>
      <text:p text:style-name="Preformatted_20_Text"><text:span text:style-name="Source_20_Text">fclose($handle); <text:s text:c="17"/>// Closes file</text:span></text:p>
      <text:p text:style-name="P1"><text:span text:style-name="Source_20_Text">?&gt;</text:span>.</text:p>
      <text:p text:style-name="Horizontal_20_Line"/>
      <text:h text:style-name="Heading_20_3" text:outline-level="3">✅ Example 3 — Appending to a File (Add Data)</text:h>
      <text:p text:style-name="Preformatted_20_Text"><text:span text:style-name="Source_20_Text">&lt;?php</text:span></text:p>
      <text:p text:style-name="Preformatted_20_Text"><text:span text:style-name="Source_20_Text">$filename = "output.txt";</text:span></text:p>
      <text:p text:style-name="Preformatted_20_Text"><text:span text:style-name="Source_20_Text">$data = "Appended on: " . date("Y-m-d H:i:s") . "\n";</text:span></text:p>
      <text:p text:style-name="Preformatted_20_Text"/>
      <text:p text:style-name="Preformatted_20_Text"><text:span text:style-name="Source_20_Text">$handle = fopen($filename, "a"); <text:s/>// Open in append mode</text:span></text:p>
      <text:p text:style-name="Preformatted_20_Text"><text:span text:style-name="Source_20_Text">fwrite($handle, $data); <text:s text:c="10"/>// Write new data at the end</text:span></text:p>
      <text:p text:style-name="Preformatted_20_Text"><text:span text:style-name="Source_20_Text">fclose($handle);</text:span></text:p>
      <text:p text:style-name="P1"><text:span text:style-name="Source_20_Text">?&gt;</text:span></text:p>
      <text:p text:style-name="Horizontal_20_Line"/>
      <text:h text:style-name="Heading_20_3" text:outline-level="3"><text:soft-page-break/>✅ Example 4 — Using <text:span text:style-name="Source_20_Text">file_put_contents()</text:span></text:h>
      <text:p text:style-name="Preformatted_20_Text"><text:span text:style-name="Source_20_Text">&lt;?php</text:span></text:p>
      <text:p text:style-name="Preformatted_20_Text"><text:span text:style-name="Source_20_Text">// Overwrite</text:span></text:p>
      <text:p text:style-name="Preformatted_20_Text"><text:span text:style-name="Source_20_Text">file_put_contents("log.txt", "Starting a new log...\n");</text:span></text:p>
      <text:p text:style-name="Preformatted_20_Text"/>
      <text:p text:style-name="Preformatted_20_Text"><text:span text:style-name="Source_20_Text">// Append</text:span></text:p>
      <text:p text:style-name="Preformatted_20_Text"><text:span text:style-name="Source_20_Text">file_put_contents("log.txt", "New entry added\n", FILE_APPEND);</text:span></text:p>
      <text:p text:style-name="P1"><text:span text:style-name="Source_20_Text">?&gt;</text:span></text:p>
      <text:p text:style-name="Horizontal_20_Line"/>
      <text:h text:style-name="Heading_20_3" text:outline-level="3">✅ Example 5 — Copying Binary Files (Image Example)</text:h>
      <text:p text:style-name="Preformatted_20_Text"><text:span text:style-name="Source_20_Text">&lt;?php</text:span></text:p>
      <text:p text:style-name="Preformatted_20_Text"><text:span text:style-name="Source_20_Text">$src = fopen("image.jpg", "rb");</text:span></text:p>
      <text:p text:style-name="Preformatted_20_Text"><text:span text:style-name="Source_20_Text">$dest = fopen("copy.jpg", "wb");</text:span></text:p>
      <text:p text:style-name="Preformatted_20_Text"/>
      <text:p text:style-name="Preformatted_20_Text"><text:span text:style-name="Source_20_Text">while (!feof($src)) {</text:span></text:p>
      <text:p text:style-name="Preformatted_20_Text"><text:span text:style-name="Source_20_Text"><text:s text:c="4"/>$chunk = fread($src, 8192); <text:s text:c="2"/>// Read 8 KB chunks</text:span></text:p>
      <text:p text:style-name="Preformatted_20_Text"><text:span text:style-name="Source_20_Text"><text:s text:c="4"/>fwrite($dest, $chunk); <text:s text:c="7"/>// Write to destination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fclose($src);</text:span></text:p>
      <text:p text:style-name="Preformatted_20_Text"><text:span text:style-name="Source_20_Text">fclose($dest);</text:span></text:p>
      <text:p text:style-name="P1"><text:span text:style-name="Source_20_Text">?&gt;</text:span></text:p>
      <text:p text:style-name="Horizontal_20_Line"/>
      <text:h text:style-name="Heading_20_2" text:outline-level="2">🔒 5. File Permissions and Safety Tips</text:h>
      <text:list xml:id="list2076974265" text:style-name="L2">
        <text:list-item>
          <text:p text:style-name="P5">Check if the file is <text:span text:style-name="Strong_20_Emphasis">readable/writable</text:span> using:</text:p>
          <text:p text:style-name="P2"><text:span text:style-name="Source_20_Text">is_readable($filename);</text:span></text:p>
          <text:p text:style-name="P3"><text:span text:style-name="Source_20_Text">is_writable($filename);</text:span></text:p>
        </text:list-item>
        <text:list-item>
          <text:p text:style-name="P5">Always <text:span text:style-name="Strong_20_Emphasis">sanitize file paths</text:span> to prevent directory traversal attacks (like <text:span text:style-name="Source_20_Text">../</text:span>).</text:p>
        </text:list-item>
        <text:list-item>
          <text:p text:style-name="P5">For <text:span text:style-name="Strong_20_Emphasis">multiple users writing simultaneously</text:span>, use file locks:</text:p>
          <text:p text:style-name="P2"><text:span text:style-name="Source_20_Text">&lt;?php</text:span></text:p>
          <text:p text:style-name="P2"><text:span text:style-name="Source_20_Text">$fp = fopen("log.txt", "a+");</text:span></text:p>
          <text:p text:style-name="P2"><text:span text:style-name="Source_20_Text">if (flock($fp, LOCK_EX)) { <text:s text:c="5"/>// Exclusive lock</text:span></text:p>
          <text:p text:style-name="P2"><text:span text:style-name="Source_20_Text"><text:s text:c="4"/>fwrite($fp, "New log entry\n");</text:span></text:p>
          <text:p text:style-name="P2"><text:span text:style-name="Source_20_Text"><text:s text:c="4"/>fflush($fp); <text:s text:c="15"/>// Flush buffer</text:span></text:p>
          <text:p text:style-name="P2"><text:span text:style-name="Source_20_Text"><text:s text:c="4"/>flock($fp, LOCK_UN); <text:s text:c="7"/>// Unlock</text:span></text:p>
          <text:p text:style-name="P2"><text:span text:style-name="Source_20_Text">}</text:span></text:p>
          <text:p text:style-name="P2"><text:span text:style-name="Source_20_Text">fclose($fp);</text:span></text:p>
          <text:p text:style-name="P3"><text:span text:style-name="Source_20_Text">?&gt;</text:span></text:p>
        </text:list-item>
        <text:list-item>
          <text:p text:style-name="P5">Always <text:span text:style-name="Strong_20_Emphasis">close files</text:span> after operations using <text:span text:style-name="Source_20_Text">fclose()</text:span> to free resources.</text:p>
        </text:list-item>
      </text:list>
      <text:p text:style-name="Horizontal_20_Line"/>
      <text:h text:style-name="Heading_20_2" text:outline-level="2"><text:soft-page-break/>🚫 6. Common Mistakes to Avoid</text:h>
      <text:p text:style-name="Text_20_body">❌ Forgetting to close files using <text:span text:style-name="Source_20_Text">fclose()</text:span>.<text:line-break/>❌ Using <text:span text:style-name="Source_20_Text">'w'</text:span> instead of <text:span text:style-name="Source_20_Text">'a'</text:span> (accidentally overwriting data).<text:line-break/>❌ Not checking if the file opened successfully (<text:span text:style-name="Source_20_Text">if ($handle)</text:span>).<text:line-break/>❌ Reading large files entirely into memory (use loops instead).<text:line-break/>❌ Ignoring file locking in multi-user write environments.</text:p>
      <text:p text:style-name="Horizontal_20_Line"/>
      <text:h text:style-name="Heading_20_2" text:outline-level="2">💡 7. Best Practices</text:h>
      <text:p text:style-name="Text_20_body">✅ Use <text:span text:style-name="Source_20_Text">file_put_contents()</text:span> for simple read/write tasks.<text:line-break/>✅ Use <text:span text:style-name="Source_20_Text">fopen()</text:span> with loops for handling large files.<text:line-break/>✅ Always close files with <text:span text:style-name="Source_20_Text">fclose()</text:span>.<text:line-break/>✅ Validate file existence and permissions before reading/writing.<text:line-break/>✅ Use <text:span text:style-name="Source_20_Text">FILE_APPEND</text:span> or <text:span text:style-name="Source_20_Text">'a'</text:span> mode for safe appending.<text:line-break/>✅ Use <text:span text:style-name="Source_20_Text">flock()</text:span> to prevent concurrent write issues.</text:p>
      <text:p text:style-name="Horizontal_20_Line"/>
      <text:h text:style-name="Heading_20_2" text:outline-level="2">🧮 8. Quick Practice Questions</text:h>
      <text:list xml:id="list3752601263" text:style-name="L3">
        <text:list-item>
          <text:p text:style-name="P6">Which mode opens a file for writing and clears existing data?<text:line-break/>→ <text:span text:style-name="Source_20_Text">'w'</text:span></text:p>
        </text:list-item>
        <text:list-item>
          <text:p text:style-name="P6">Which mode is used for appending new data at the end of a file?<text:line-break/>→ <text:span text:style-name="Source_20_Text">'a'</text:span></text:p>
        </text:list-item>
        <text:list-item>
          <text:p text:style-name="P6">Which function writes and closes automatically?<text:line-break/>→ <text:span text:style-name="Source_20_Text">file_put_contents()</text:span></text:p>
        </text:list-item>
        <text:list-item>
          <text:p text:style-name="P6">Why is <text:span text:style-name="Source_20_Text">fclose()</text:span> important?<text:line-break/>→ It releases the file resource and prevents data corruption.</text:p>
        </text:list-item>
        <text:list-item>
          <text:p text:style-name="P6">What does <text:span text:style-name="Source_20_Text">feof()</text:span> check?<text:line-break/>→ It checks whether the end of the file has been reached.</text:p>
        </text:list-item>
      </text:list>
      <text:p text:style-name="Horizontal_20_Line"/>
      <text:h text:style-name="Heading_20_2" text:outline-level="2">🧱 9. Summary</text:h>
      <text:list xml:id="list2080771060" text:style-name="L4">
        <text:list-item>
          <text:p text:style-name="P7"><text:span text:style-name="Strong_20_Emphasis">File Handling</text:span> in PHP helps you work with permanent storage.</text:p>
        </text:list-item>
        <text:list-item>
          <text:p text:style-name="P7">You can <text:span text:style-name="Strong_20_Emphasis">open, read, write, and append</text:span> files using different modes.</text:p>
        </text:list-item>
        <text:list-item>
          <text:p text:style-name="P7">Always remember:</text:p>
          <text:list>
            <text:list-item>
              <text:p text:style-name="P7"><text:soft-page-break/>Open → <text:span text:style-name="Source_20_Text">fopen()</text:span></text:p>
            </text:list-item>
            <text:list-item>
              <text:p text:style-name="P7">Read → <text:span text:style-name="Source_20_Text">fgets()</text:span> / <text:span text:style-name="Source_20_Text">fread()</text:span></text:p>
            </text:list-item>
            <text:list-item>
              <text:p text:style-name="P7">Write → <text:span text:style-name="Source_20_Text">fwrite()</text:span> / <text:span text:style-name="Source_20_Text">file_put_contents()</text:span></text:p>
            </text:list-item>
            <text:list-item>
              <text:p text:style-name="P7">Append → <text:span text:style-name="Source_20_Text">'a'</text:span> mode or <text:span text:style-name="Source_20_Text">FILE_APPEND</text:span></text:p>
            </text:list-item>
            <text:list-item>
              <text:p text:style-name="P7">Close → <text:span text:style-name="Source_20_Text">fclose()</text:span></text:p>
            </text:list-item>
          </text:list>
        </text:list-item>
        <text:list-item>
          <text:p text:style-name="P7">Always handle <text:span text:style-name="Strong_20_Emphasis">permissions</text:span>, <text:span text:style-name="Strong_20_Emphasis">file errors</text:span>, and <text:span text:style-name="Strong_20_Emphasis">close resources</text:span> properl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12T22:13:02.810000000</meta:creation-date>
    <dc:date>2025-10-16T11:27:16.679000000</dc:date>
    <meta:editing-duration>PT23M15S</meta:editing-duration>
    <meta:editing-cycles>4</meta:editing-cycles>
    <meta:generator>Neat_Office/6.2.8.2$Windows_x86 LibreOffice_project/</meta:generator>
    <meta:document-statistic meta:table-count="2" meta:image-count="0" meta:object-count="0" meta:page-count="5" meta:paragraph-count="140" meta:word-count="768" meta:character-count="4804" meta:non-whitespace-character-count="4023"/>
  </office:meta>
</office:document-meta>
</file>